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(org)</text:p>
          </table:table-cell>
          <table:table-cell office:value-type="string" calcext:value-type="string">
            <text:p>y(org)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*[.A2]" office:value-type="float" office:value="6" calcext:value-type="float">
            <text:p>6</text:p>
          </table:table-cell>
          <table:table-cell table:formula="of:=[.$H$1]*SIN(RADIANS([.B2]))" office:value-type="float" office:value="3.65849621436787" calcext:value-type="float">
            <text:p>3.6584962144</text:p>
          </table:table-cell>
          <table:table-cell table:formula="of:=[.$H$1]*COS(RADIANS([.B2]))" office:value-type="float" office:value="34.8082663378896" calcext:value-type="float">
            <text:p>34.8082663379</text:p>
          </table:table-cell>
          <table:table-cell table:formula="of:=[.C2]+40" office:value-type="float" office:value="43.6584962143679" calcext:value-type="float">
            <text:p>43.66</text:p>
          </table:table-cell>
          <table:table-cell table:formula="of:=[.D2]+40" office:value-type="float" office:value="74.8082663378896" calcext:value-type="float">
            <text:p>74.81</text:p>
          </table:table-cell>
          <table:table-cell table:formula="of:=[.B2]+90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*[.A3]" office:value-type="float" office:value="12" calcext:value-type="float">
            <text:p>12</text:p>
          </table:table-cell>
          <table:table-cell table:formula="of:=[.$H$1]*SIN(RADIANS([.B3]))" office:value-type="float" office:value="7.27690917862158" calcext:value-type="float">
            <text:p>7.2769091786</text:p>
          </table:table-cell>
          <table:table-cell table:formula="of:=[.$H$1]*COS(RADIANS([.B3]))" office:value-type="float" office:value="34.2351660256832" calcext:value-type="float">
            <text:p>34.2351660257</text:p>
          </table:table-cell>
          <table:table-cell table:formula="of:=[.C3]+40" office:value-type="float" office:value="47.2769091786216" calcext:value-type="float">
            <text:p>47.28</text:p>
          </table:table-cell>
          <table:table-cell table:formula="of:=[.D3]+40" office:value-type="float" office:value="74.2351660256832" calcext:value-type="float">
            <text:p>74.24</text:p>
          </table:table-cell>
          <table:table-cell table:formula="of:=[.B3]+90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6*[.A4]" office:value-type="float" office:value="18" calcext:value-type="float">
            <text:p>18</text:p>
          </table:table-cell>
          <table:table-cell table:formula="of:=[.$H$1]*SIN(RADIANS([.B4]))" office:value-type="float" office:value="10.8155948031232" calcext:value-type="float">
            <text:p>10.8155948031</text:p>
          </table:table-cell>
          <table:table-cell table:formula="of:=[.$H$1]*COS(RADIANS([.B4]))" office:value-type="float" office:value="33.2869780703304" calcext:value-type="float">
            <text:p>33.2869780703</text:p>
          </table:table-cell>
          <table:table-cell table:formula="of:=[.C4]+40" office:value-type="float" office:value="50.8155948031232" calcext:value-type="float">
            <text:p>50.82</text:p>
          </table:table-cell>
          <table:table-cell table:formula="of:=[.D4]+40" office:value-type="float" office:value="73.2869780703304" calcext:value-type="float">
            <text:p>73.29</text:p>
          </table:table-cell>
          <table:table-cell table:formula="of:=[.B4]+90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*[.A5]" office:value-type="float" office:value="24" calcext:value-type="float">
            <text:p>24</text:p>
          </table:table-cell>
          <table:table-cell table:formula="of:=[.$H$1]*SIN(RADIANS([.B5]))" office:value-type="float" office:value="14.235782507653" calcext:value-type="float">
            <text:p>14.2357825077</text:p>
          </table:table-cell>
          <table:table-cell table:formula="of:=[.$H$1]*COS(RADIANS([.B5]))" office:value-type="float" office:value="31.974091017491" calcext:value-type="float">
            <text:p>31.9740910175</text:p>
          </table:table-cell>
          <table:table-cell table:formula="of:=[.C5]+40" office:value-type="float" office:value="54.235782507653" calcext:value-type="float">
            <text:p>54.24</text:p>
          </table:table-cell>
          <table:table-cell table:formula="of:=[.D5]+40" office:value-type="float" office:value="71.974091017491" calcext:value-type="float">
            <text:p>71.97</text:p>
          </table:table-cell>
          <table:table-cell table:formula="of:=[.B5]+90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*[.A6]" office:value-type="float" office:value="30" calcext:value-type="float">
            <text:p>30</text:p>
          </table:table-cell>
          <table:table-cell table:formula="of:=[.$H$1]*SIN(RADIANS([.B6]))" office:value-type="float" office:value="17.5" calcext:value-type="float">
            <text:p>17.5</text:p>
          </table:table-cell>
          <table:table-cell table:formula="of:=[.$H$1]*COS(RADIANS([.B6]))" office:value-type="float" office:value="30.3108891324554" calcext:value-type="float">
            <text:p>30.3108891325</text:p>
          </table:table-cell>
          <table:table-cell table:formula="of:=[.C6]+40" office:value-type="float" office:value="57.5" calcext:value-type="float">
            <text:p>57.50</text:p>
          </table:table-cell>
          <table:table-cell table:formula="of:=[.D6]+40" office:value-type="float" office:value="70.3108891324554" calcext:value-type="float">
            <text:p>70.31</text:p>
          </table:table-cell>
          <table:table-cell table:formula="of:=[.B6]+90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6*[.A7]" office:value-type="float" office:value="36" calcext:value-type="float">
            <text:p>36</text:p>
          </table:table-cell>
          <table:table-cell table:formula="of:=[.$H$1]*SIN(RADIANS([.B7]))" office:value-type="float" office:value="20.5724838302366" calcext:value-type="float">
            <text:p>20.5724838302</text:p>
          </table:table-cell>
          <table:table-cell table:formula="of:=[.$H$1]*COS(RADIANS([.B7]))" office:value-type="float" office:value="28.3155948031232" calcext:value-type="float">
            <text:p>28.3155948031</text:p>
          </table:table-cell>
          <table:table-cell table:formula="of:=[.C7]+40" office:value-type="float" office:value="60.5724838302366" calcext:value-type="float">
            <text:p>60.57</text:p>
          </table:table-cell>
          <table:table-cell table:formula="of:=[.D7]+40" office:value-type="float" office:value="68.3155948031232" calcext:value-type="float">
            <text:p>68.32</text:p>
          </table:table-cell>
          <table:table-cell table:formula="of:=[.B7]+90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6*[.A8]" office:value-type="float" office:value="42" calcext:value-type="float">
            <text:p>42</text:p>
          </table:table-cell>
          <table:table-cell table:formula="of:=[.$H$1]*SIN(RADIANS([.B8]))" office:value-type="float" office:value="23.41957122256" calcext:value-type="float">
            <text:p>23.4195712226</text:p>
          </table:table-cell>
          <table:table-cell table:formula="of:=[.$H$1]*COS(RADIANS([.B8]))" office:value-type="float" office:value="26.0100688917088" calcext:value-type="float">
            <text:p>26.0100688917</text:p>
          </table:table-cell>
          <table:table-cell table:formula="of:=[.C8]+40" office:value-type="float" office:value="63.41957122256" calcext:value-type="float">
            <text:p>63.42</text:p>
          </table:table-cell>
          <table:table-cell table:formula="of:=[.D8]+40" office:value-type="float" office:value="66.0100688917088" calcext:value-type="float">
            <text:p>66.01</text:p>
          </table:table-cell>
          <table:table-cell table:formula="of:=[.B8]+90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*[.A9]" office:value-type="float" office:value="48" calcext:value-type="float">
            <text:p>48</text:p>
          </table:table-cell>
          <table:table-cell table:formula="of:=[.$H$1]*SIN(RADIANS([.B9]))" office:value-type="float" office:value="26.0100688917088" calcext:value-type="float">
            <text:p>26.0100688917</text:p>
          </table:table-cell>
          <table:table-cell table:formula="of:=[.$H$1]*COS(RADIANS([.B9]))" office:value-type="float" office:value="23.41957122256" calcext:value-type="float">
            <text:p>23.4195712226</text:p>
          </table:table-cell>
          <table:table-cell table:formula="of:=[.C9]+40" office:value-type="float" office:value="66.0100688917088" calcext:value-type="float">
            <text:p>66.01</text:p>
          </table:table-cell>
          <table:table-cell table:formula="of:=[.D9]+40" office:value-type="float" office:value="63.41957122256" calcext:value-type="float">
            <text:p>63.42</text:p>
          </table:table-cell>
          <table:table-cell table:formula="of:=[.B9]+90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6*[.A10]" office:value-type="float" office:value="54" calcext:value-type="float">
            <text:p>54</text:p>
          </table:table-cell>
          <table:table-cell table:formula="of:=[.$H$1]*SIN(RADIANS([.B10]))" office:value-type="float" office:value="28.3155948031232" calcext:value-type="float">
            <text:p>28.3155948031</text:p>
          </table:table-cell>
          <table:table-cell table:formula="of:=[.$H$1]*COS(RADIANS([.B10]))" office:value-type="float" office:value="20.5724838302366" calcext:value-type="float">
            <text:p>20.5724838302</text:p>
          </table:table-cell>
          <table:table-cell table:formula="of:=[.C10]+40" office:value-type="float" office:value="68.3155948031232" calcext:value-type="float">
            <text:p>68.32</text:p>
          </table:table-cell>
          <table:table-cell table:formula="of:=[.D10]+40" office:value-type="float" office:value="60.5724838302366" calcext:value-type="float">
            <text:p>60.57</text:p>
          </table:table-cell>
          <table:table-cell table:formula="of:=[.B10]+90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*[.A11]" office:value-type="float" office:value="60" calcext:value-type="float">
            <text:p>60</text:p>
          </table:table-cell>
          <table:table-cell table:formula="of:=[.$H$1]*SIN(RADIANS([.B11]))" office:value-type="float" office:value="30.3108891324554" calcext:value-type="float">
            <text:p>30.3108891325</text:p>
          </table:table-cell>
          <table:table-cell table:formula="of:=[.$H$1]*COS(RADIANS([.B11]))" office:value-type="float" office:value="17.5" calcext:value-type="float">
            <text:p>17.5</text:p>
          </table:table-cell>
          <table:table-cell table:formula="of:=[.C11]+40" office:value-type="float" office:value="70.3108891324554" calcext:value-type="float">
            <text:p>70.31</text:p>
          </table:table-cell>
          <table:table-cell table:formula="of:=[.D11]+40" office:value-type="float" office:value="57.5" calcext:value-type="float">
            <text:p>57.50</text:p>
          </table:table-cell>
          <table:table-cell table:formula="of:=[.B11]+9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6*[.A12]" office:value-type="float" office:value="66" calcext:value-type="float">
            <text:p>66</text:p>
          </table:table-cell>
          <table:table-cell table:formula="of:=[.$H$1]*SIN(RADIANS([.B12]))" office:value-type="float" office:value="31.974091017491" calcext:value-type="float">
            <text:p>31.9740910175</text:p>
          </table:table-cell>
          <table:table-cell table:formula="of:=[.$H$1]*COS(RADIANS([.B12]))" office:value-type="float" office:value="14.235782507653" calcext:value-type="float">
            <text:p>14.2357825077</text:p>
          </table:table-cell>
          <table:table-cell table:formula="of:=[.C12]+40" office:value-type="float" office:value="71.974091017491" calcext:value-type="float">
            <text:p>71.97</text:p>
          </table:table-cell>
          <table:table-cell table:formula="of:=[.D12]+40" office:value-type="float" office:value="54.235782507653" calcext:value-type="float">
            <text:p>54.24</text:p>
          </table:table-cell>
          <table:table-cell table:formula="of:=[.B12]+90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6*[.A13]" office:value-type="float" office:value="72" calcext:value-type="float">
            <text:p>72</text:p>
          </table:table-cell>
          <table:table-cell table:formula="of:=[.$H$1]*SIN(RADIANS([.B13]))" office:value-type="float" office:value="33.2869780703304" calcext:value-type="float">
            <text:p>33.2869780703</text:p>
          </table:table-cell>
          <table:table-cell table:formula="of:=[.$H$1]*COS(RADIANS([.B13]))" office:value-type="float" office:value="10.8155948031232" calcext:value-type="float">
            <text:p>10.8155948031</text:p>
          </table:table-cell>
          <table:table-cell table:formula="of:=[.C13]+40" office:value-type="float" office:value="73.2869780703304" calcext:value-type="float">
            <text:p>73.29</text:p>
          </table:table-cell>
          <table:table-cell table:formula="of:=[.D13]+40" office:value-type="float" office:value="50.8155948031232" calcext:value-type="float">
            <text:p>50.82</text:p>
          </table:table-cell>
          <table:table-cell table:formula="of:=[.B13]+90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6*[.A14]" office:value-type="float" office:value="78" calcext:value-type="float">
            <text:p>78</text:p>
          </table:table-cell>
          <table:table-cell table:formula="of:=[.$H$1]*SIN(RADIANS([.B14]))" office:value-type="float" office:value="34.2351660256832" calcext:value-type="float">
            <text:p>34.2351660257</text:p>
          </table:table-cell>
          <table:table-cell table:formula="of:=[.$H$1]*COS(RADIANS([.B14]))" office:value-type="float" office:value="7.27690917862158" calcext:value-type="float">
            <text:p>7.2769091786</text:p>
          </table:table-cell>
          <table:table-cell table:formula="of:=[.C14]+40" office:value-type="float" office:value="74.2351660256832" calcext:value-type="float">
            <text:p>74.24</text:p>
          </table:table-cell>
          <table:table-cell table:formula="of:=[.D14]+40" office:value-type="float" office:value="47.2769091786216" calcext:value-type="float">
            <text:p>47.28</text:p>
          </table:table-cell>
          <table:table-cell table:formula="of:=[.B14]+90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6*[.A15]" office:value-type="float" office:value="84" calcext:value-type="float">
            <text:p>84</text:p>
          </table:table-cell>
          <table:table-cell table:formula="of:=[.$H$1]*SIN(RADIANS([.B15]))" office:value-type="float" office:value="34.8082663378896" calcext:value-type="float">
            <text:p>34.8082663379</text:p>
          </table:table-cell>
          <table:table-cell table:formula="of:=[.$H$1]*COS(RADIANS([.B15]))" office:value-type="float" office:value="3.65849621436787" calcext:value-type="float">
            <text:p>3.6584962144</text:p>
          </table:table-cell>
          <table:table-cell table:formula="of:=[.C15]+40" office:value-type="float" office:value="74.8082663378896" calcext:value-type="float">
            <text:p>74.81</text:p>
          </table:table-cell>
          <table:table-cell table:formula="of:=[.D15]+40" office:value-type="float" office:value="43.6584962143679" calcext:value-type="float">
            <text:p>43.66</text:p>
          </table:table-cell>
          <table:table-cell table:formula="of:=[.B15]+90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6*[.A16]" office:value-type="float" office:value="90" calcext:value-type="float">
            <text:p>90</text:p>
          </table:table-cell>
          <table:table-cell table:formula="of:=[.$H$1]*SIN(RADIANS([.B16]))" office:value-type="float" office:value="35" calcext:value-type="float">
            <text:p>35</text:p>
          </table:table-cell>
          <table:table-cell table:formula="of:=[.$H$1]*COS(RADIANS([.B16]))" office:value-type="float" office:value="2.14313189850787E-015" calcext:value-type="float">
            <text:p>2.14313189850787E-015</text:p>
          </table:table-cell>
          <table:table-cell table:formula="of:=[.C16]+40" office:value-type="float" office:value="75" calcext:value-type="float">
            <text:p>75.00</text:p>
          </table:table-cell>
          <table:table-cell table:formula="of:=[.D16]+40" office:value-type="float" office:value="40" calcext:value-type="float">
            <text:p>40.00</text:p>
          </table:table-cell>
          <table:table-cell table:formula="of:=[.B16]+90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6*[.A17]" office:value-type="float" office:value="96" calcext:value-type="float">
            <text:p>96</text:p>
          </table:table-cell>
          <table:table-cell table:formula="of:=[.$H$1]*SIN(RADIANS([.B17]))" office:value-type="float" office:value="34.8082663378896" calcext:value-type="float">
            <text:p>34.8082663379</text:p>
          </table:table-cell>
          <table:table-cell table:formula="of:=[.$H$1]*COS(RADIANS([.B17]))" office:value-type="float" office:value="-3.65849621436787" calcext:value-type="float">
            <text:p>-3.6584962144</text:p>
          </table:table-cell>
          <table:table-cell table:formula="of:=[.C17]+40" office:value-type="float" office:value="74.8082663378896" calcext:value-type="float">
            <text:p>74.81</text:p>
          </table:table-cell>
          <table:table-cell table:formula="of:=[.D17]+40" office:value-type="float" office:value="36.3415037856321" calcext:value-type="float">
            <text:p>36.34</text:p>
          </table:table-cell>
          <table:table-cell table:formula="of:=[.B17]+90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6*[.A18]" office:value-type="float" office:value="102" calcext:value-type="float">
            <text:p>102</text:p>
          </table:table-cell>
          <table:table-cell table:formula="of:=[.$H$1]*SIN(RADIANS([.B18]))" office:value-type="float" office:value="34.2351660256832" calcext:value-type="float">
            <text:p>34.2351660257</text:p>
          </table:table-cell>
          <table:table-cell table:formula="of:=[.$H$1]*COS(RADIANS([.B18]))" office:value-type="float" office:value="-7.27690917862158" calcext:value-type="float">
            <text:p>-7.2769091786</text:p>
          </table:table-cell>
          <table:table-cell table:formula="of:=[.C18]+40" office:value-type="float" office:value="74.2351660256832" calcext:value-type="float">
            <text:p>74.24</text:p>
          </table:table-cell>
          <table:table-cell table:formula="of:=[.D18]+40" office:value-type="float" office:value="32.7230908213784" calcext:value-type="float">
            <text:p>32.72</text:p>
          </table:table-cell>
          <table:table-cell table:formula="of:=[.B18]+90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6*[.A19]" office:value-type="float" office:value="108" calcext:value-type="float">
            <text:p>108</text:p>
          </table:table-cell>
          <table:table-cell table:formula="of:=[.$H$1]*SIN(RADIANS([.B19]))" office:value-type="float" office:value="33.2869780703304" calcext:value-type="float">
            <text:p>33.2869780703</text:p>
          </table:table-cell>
          <table:table-cell table:formula="of:=[.$H$1]*COS(RADIANS([.B19]))" office:value-type="float" office:value="-10.8155948031232" calcext:value-type="float">
            <text:p>-10.8155948031</text:p>
          </table:table-cell>
          <table:table-cell table:formula="of:=[.C19]+40" office:value-type="float" office:value="73.2869780703304" calcext:value-type="float">
            <text:p>73.29</text:p>
          </table:table-cell>
          <table:table-cell table:formula="of:=[.D19]+40" office:value-type="float" office:value="29.1844051968768" calcext:value-type="float">
            <text:p>29.18</text:p>
          </table:table-cell>
          <table:table-cell table:formula="of:=[.B19]+90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6*[.A20]" office:value-type="float" office:value="114" calcext:value-type="float">
            <text:p>114</text:p>
          </table:table-cell>
          <table:table-cell table:formula="of:=[.$H$1]*SIN(RADIANS([.B20]))" office:value-type="float" office:value="31.974091017491" calcext:value-type="float">
            <text:p>31.9740910175</text:p>
          </table:table-cell>
          <table:table-cell table:formula="of:=[.$H$1]*COS(RADIANS([.B20]))" office:value-type="float" office:value="-14.235782507653" calcext:value-type="float">
            <text:p>-14.2357825077</text:p>
          </table:table-cell>
          <table:table-cell table:formula="of:=[.C20]+40" office:value-type="float" office:value="71.974091017491" calcext:value-type="float">
            <text:p>71.97</text:p>
          </table:table-cell>
          <table:table-cell table:formula="of:=[.D20]+40" office:value-type="float" office:value="25.764217492347" calcext:value-type="float">
            <text:p>25.76</text:p>
          </table:table-cell>
          <table:table-cell table:formula="of:=[.B20]+90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6*[.A21]" office:value-type="float" office:value="120" calcext:value-type="float">
            <text:p>120</text:p>
          </table:table-cell>
          <table:table-cell table:formula="of:=[.$H$1]*SIN(RADIANS([.B21]))" office:value-type="float" office:value="30.3108891324554" calcext:value-type="float">
            <text:p>30.3108891325</text:p>
          </table:table-cell>
          <table:table-cell table:formula="of:=[.$H$1]*COS(RADIANS([.B21]))" office:value-type="float" office:value="-17.5" calcext:value-type="float">
            <text:p>-17.5</text:p>
          </table:table-cell>
          <table:table-cell table:formula="of:=[.C21]+40" office:value-type="float" office:value="70.3108891324554" calcext:value-type="float">
            <text:p>70.31</text:p>
          </table:table-cell>
          <table:table-cell table:formula="of:=[.D21]+40" office:value-type="float" office:value="22.5" calcext:value-type="float">
            <text:p>22.50</text:p>
          </table:table-cell>
          <table:table-cell table:formula="of:=[.B21]+90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6*[.A22]" office:value-type="float" office:value="126" calcext:value-type="float">
            <text:p>126</text:p>
          </table:table-cell>
          <table:table-cell table:formula="of:=[.$H$1]*SIN(RADIANS([.B22]))" office:value-type="float" office:value="28.3155948031232" calcext:value-type="float">
            <text:p>28.3155948031</text:p>
          </table:table-cell>
          <table:table-cell table:formula="of:=[.$H$1]*COS(RADIANS([.B22]))" office:value-type="float" office:value="-20.5724838302366" calcext:value-type="float">
            <text:p>-20.5724838302</text:p>
          </table:table-cell>
          <table:table-cell table:formula="of:=[.C22]+40" office:value-type="float" office:value="68.3155948031232" calcext:value-type="float">
            <text:p>68.32</text:p>
          </table:table-cell>
          <table:table-cell table:formula="of:=[.D22]+40" office:value-type="float" office:value="19.4275161697634" calcext:value-type="float">
            <text:p>19.43</text:p>
          </table:table-cell>
          <table:table-cell table:formula="of:=[.B22]+90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6*[.A23]" office:value-type="float" office:value="132" calcext:value-type="float">
            <text:p>132</text:p>
          </table:table-cell>
          <table:table-cell table:formula="of:=[.$H$1]*SIN(RADIANS([.B23]))" office:value-type="float" office:value="26.0100688917088" calcext:value-type="float">
            <text:p>26.0100688917</text:p>
          </table:table-cell>
          <table:table-cell table:formula="of:=[.$H$1]*COS(RADIANS([.B23]))" office:value-type="float" office:value="-23.41957122256" calcext:value-type="float">
            <text:p>-23.4195712226</text:p>
          </table:table-cell>
          <table:table-cell table:formula="of:=[.C23]+40" office:value-type="float" office:value="66.0100688917088" calcext:value-type="float">
            <text:p>66.01</text:p>
          </table:table-cell>
          <table:table-cell table:formula="of:=[.D23]+40" office:value-type="float" office:value="16.58042877744" calcext:value-type="float">
            <text:p>16.58</text:p>
          </table:table-cell>
          <table:table-cell table:formula="of:=[.B23]+90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6*[.A24]" office:value-type="float" office:value="138" calcext:value-type="float">
            <text:p>138</text:p>
          </table:table-cell>
          <table:table-cell table:formula="of:=[.$H$1]*SIN(RADIANS([.B24]))" office:value-type="float" office:value="23.41957122256" calcext:value-type="float">
            <text:p>23.4195712226</text:p>
          </table:table-cell>
          <table:table-cell table:formula="of:=[.$H$1]*COS(RADIANS([.B24]))" office:value-type="float" office:value="-26.0100688917088" calcext:value-type="float">
            <text:p>-26.0100688917</text:p>
          </table:table-cell>
          <table:table-cell table:formula="of:=[.C24]+40" office:value-type="float" office:value="63.41957122256" calcext:value-type="float">
            <text:p>63.42</text:p>
          </table:table-cell>
          <table:table-cell table:formula="of:=[.D24]+40" office:value-type="float" office:value="13.9899311082912" calcext:value-type="float">
            <text:p>13.99</text:p>
          </table:table-cell>
          <table:table-cell table:formula="of:=[.B24]+90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6*[.A25]" office:value-type="float" office:value="144" calcext:value-type="float">
            <text:p>144</text:p>
          </table:table-cell>
          <table:table-cell table:formula="of:=[.$H$1]*SIN(RADIANS([.B25]))" office:value-type="float" office:value="20.5724838302366" calcext:value-type="float">
            <text:p>20.5724838302</text:p>
          </table:table-cell>
          <table:table-cell table:formula="of:=[.$H$1]*COS(RADIANS([.B25]))" office:value-type="float" office:value="-28.3155948031232" calcext:value-type="float">
            <text:p>-28.3155948031</text:p>
          </table:table-cell>
          <table:table-cell table:formula="of:=[.C25]+40" office:value-type="float" office:value="60.5724838302366" calcext:value-type="float">
            <text:p>60.57</text:p>
          </table:table-cell>
          <table:table-cell table:formula="of:=[.D25]+40" office:value-type="float" office:value="11.6844051968768" calcext:value-type="float">
            <text:p>11.68</text:p>
          </table:table-cell>
          <table:table-cell table:formula="of:=[.B25]+90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6*[.A26]" office:value-type="float" office:value="150" calcext:value-type="float">
            <text:p>150</text:p>
          </table:table-cell>
          <table:table-cell table:formula="of:=[.$H$1]*SIN(RADIANS([.B26]))" office:value-type="float" office:value="17.5" calcext:value-type="float">
            <text:p>17.5</text:p>
          </table:table-cell>
          <table:table-cell table:formula="of:=[.$H$1]*COS(RADIANS([.B26]))" office:value-type="float" office:value="-30.3108891324554" calcext:value-type="float">
            <text:p>-30.3108891325</text:p>
          </table:table-cell>
          <table:table-cell table:formula="of:=[.C26]+40" office:value-type="float" office:value="57.5" calcext:value-type="float">
            <text:p>57.50</text:p>
          </table:table-cell>
          <table:table-cell table:formula="of:=[.D26]+40" office:value-type="float" office:value="9.68911086754465" calcext:value-type="float">
            <text:p>9.69</text:p>
          </table:table-cell>
          <table:table-cell table:formula="of:=[.B26]+90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6*[.A27]" office:value-type="float" office:value="156" calcext:value-type="float">
            <text:p>156</text:p>
          </table:table-cell>
          <table:table-cell table:formula="of:=[.$H$1]*SIN(RADIANS([.B27]))" office:value-type="float" office:value="14.235782507653" calcext:value-type="float">
            <text:p>14.2357825077</text:p>
          </table:table-cell>
          <table:table-cell table:formula="of:=[.$H$1]*COS(RADIANS([.B27]))" office:value-type="float" office:value="-31.974091017491" calcext:value-type="float">
            <text:p>-31.9740910175</text:p>
          </table:table-cell>
          <table:table-cell table:formula="of:=[.C27]+40" office:value-type="float" office:value="54.235782507653" calcext:value-type="float">
            <text:p>54.24</text:p>
          </table:table-cell>
          <table:table-cell table:formula="of:=[.D27]+40" office:value-type="float" office:value="8.02590898250897" calcext:value-type="float">
            <text:p>8.03</text:p>
          </table:table-cell>
          <table:table-cell table:formula="of:=[.B27]+90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6*[.A28]" office:value-type="float" office:value="162" calcext:value-type="float">
            <text:p>162</text:p>
          </table:table-cell>
          <table:table-cell table:formula="of:=[.$H$1]*SIN(RADIANS([.B28]))" office:value-type="float" office:value="10.8155948031232" calcext:value-type="float">
            <text:p>10.8155948031</text:p>
          </table:table-cell>
          <table:table-cell table:formula="of:=[.$H$1]*COS(RADIANS([.B28]))" office:value-type="float" office:value="-33.2869780703304" calcext:value-type="float">
            <text:p>-33.2869780703</text:p>
          </table:table-cell>
          <table:table-cell table:formula="of:=[.C28]+40" office:value-type="float" office:value="50.8155948031232" calcext:value-type="float">
            <text:p>50.82</text:p>
          </table:table-cell>
          <table:table-cell table:formula="of:=[.D28]+40" office:value-type="float" office:value="6.71302192966963" calcext:value-type="float">
            <text:p>6.71</text:p>
          </table:table-cell>
          <table:table-cell table:formula="of:=[.B28]+90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6*[.A29]" office:value-type="float" office:value="168" calcext:value-type="float">
            <text:p>168</text:p>
          </table:table-cell>
          <table:table-cell table:formula="of:=[.$H$1]*SIN(RADIANS([.B29]))" office:value-type="float" office:value="7.27690917862158" calcext:value-type="float">
            <text:p>7.2769091786</text:p>
          </table:table-cell>
          <table:table-cell table:formula="of:=[.$H$1]*COS(RADIANS([.B29]))" office:value-type="float" office:value="-34.2351660256832" calcext:value-type="float">
            <text:p>-34.2351660257</text:p>
          </table:table-cell>
          <table:table-cell table:formula="of:=[.C29]+40" office:value-type="float" office:value="47.2769091786216" calcext:value-type="float">
            <text:p>47.28</text:p>
          </table:table-cell>
          <table:table-cell table:formula="of:=[.D29]+40" office:value-type="float" office:value="5.7648339743168" calcext:value-type="float">
            <text:p>5.76</text:p>
          </table:table-cell>
          <table:table-cell table:formula="of:=[.B29]+90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6*[.A30]" office:value-type="float" office:value="174" calcext:value-type="float">
            <text:p>174</text:p>
          </table:table-cell>
          <table:table-cell table:formula="of:=[.$H$1]*SIN(RADIANS([.B30]))" office:value-type="float" office:value="3.65849621436788" calcext:value-type="float">
            <text:p>3.6584962144</text:p>
          </table:table-cell>
          <table:table-cell table:formula="of:=[.$H$1]*COS(RADIANS([.B30]))" office:value-type="float" office:value="-34.8082663378896" calcext:value-type="float">
            <text:p>-34.8082663379</text:p>
          </table:table-cell>
          <table:table-cell table:formula="of:=[.C30]+40" office:value-type="float" office:value="43.6584962143679" calcext:value-type="float">
            <text:p>43.66</text:p>
          </table:table-cell>
          <table:table-cell table:formula="of:=[.D30]+40" office:value-type="float" office:value="5.19173366211044" calcext:value-type="float">
            <text:p>5.19</text:p>
          </table:table-cell>
          <table:table-cell table:formula="of:=[.B30]+90"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6*[.A31]" office:value-type="float" office:value="180" calcext:value-type="float">
            <text:p>180</text:p>
          </table:table-cell>
          <table:table-cell table:formula="of:=[.$H$1]*SIN(RADIANS([.B31]))" office:value-type="float" office:value="4.28626379701574E-015" calcext:value-type="float">
            <text:p>4.28626379701574E-015</text:p>
          </table:table-cell>
          <table:table-cell table:formula="of:=[.$H$1]*COS(RADIANS([.B31]))" office:value-type="float" office:value="-35" calcext:value-type="float">
            <text:p>-35</text:p>
          </table:table-cell>
          <table:table-cell table:formula="of:=[.C31]+40" office:value-type="float" office:value="40" calcext:value-type="float">
            <text:p>40.00</text:p>
          </table:table-cell>
          <table:table-cell table:formula="of:=[.D31]+40" office:value-type="float" office:value="5" calcext:value-type="float">
            <text:p>5.00</text:p>
          </table:table-cell>
          <table:table-cell table:formula="of:=[.B31]+90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6*[.A32]" office:value-type="float" office:value="186" calcext:value-type="float">
            <text:p>186</text:p>
          </table:table-cell>
          <table:table-cell table:formula="of:=[.$H$1]*SIN(RADIANS([.B32]))" office:value-type="float" office:value="-3.65849621436787" calcext:value-type="float">
            <text:p>-3.6584962144</text:p>
          </table:table-cell>
          <table:table-cell table:formula="of:=[.$H$1]*COS(RADIANS([.B32]))" office:value-type="float" office:value="-34.8082663378896" calcext:value-type="float">
            <text:p>-34.8082663379</text:p>
          </table:table-cell>
          <table:table-cell table:formula="of:=[.C32]+40" office:value-type="float" office:value="36.3415037856321" calcext:value-type="float">
            <text:p>36.34</text:p>
          </table:table-cell>
          <table:table-cell table:formula="of:=[.D32]+40" office:value-type="float" office:value="5.19173366211044" calcext:value-type="float">
            <text:p>5.19</text:p>
          </table:table-cell>
          <table:table-cell table:formula="of:=[.B32]+90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6*[.A33]" office:value-type="float" office:value="192" calcext:value-type="float">
            <text:p>192</text:p>
          </table:table-cell>
          <table:table-cell table:formula="of:=[.$H$1]*SIN(RADIANS([.B33]))" office:value-type="float" office:value="-7.27690917862158" calcext:value-type="float">
            <text:p>-7.2769091786</text:p>
          </table:table-cell>
          <table:table-cell table:formula="of:=[.$H$1]*COS(RADIANS([.B33]))" office:value-type="float" office:value="-34.2351660256832" calcext:value-type="float">
            <text:p>-34.2351660257</text:p>
          </table:table-cell>
          <table:table-cell table:formula="of:=[.C33]+40" office:value-type="float" office:value="32.7230908213784" calcext:value-type="float">
            <text:p>32.72</text:p>
          </table:table-cell>
          <table:table-cell table:formula="of:=[.D33]+40" office:value-type="float" office:value="5.76483397431681" calcext:value-type="float">
            <text:p>5.76</text:p>
          </table:table-cell>
          <table:table-cell table:formula="of:=[.B33]+90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6*[.A34]" office:value-type="float" office:value="198" calcext:value-type="float">
            <text:p>198</text:p>
          </table:table-cell>
          <table:table-cell table:formula="of:=[.$H$1]*SIN(RADIANS([.B34]))" office:value-type="float" office:value="-10.8155948031232" calcext:value-type="float">
            <text:p>-10.8155948031</text:p>
          </table:table-cell>
          <table:table-cell table:formula="of:=[.$H$1]*COS(RADIANS([.B34]))" office:value-type="float" office:value="-33.2869780703304" calcext:value-type="float">
            <text:p>-33.2869780703</text:p>
          </table:table-cell>
          <table:table-cell table:formula="of:=[.C34]+40" office:value-type="float" office:value="29.1844051968768" calcext:value-type="float">
            <text:p>29.18</text:p>
          </table:table-cell>
          <table:table-cell table:formula="of:=[.D34]+40" office:value-type="float" office:value="6.71302192966962" calcext:value-type="float">
            <text:p>6.71</text:p>
          </table:table-cell>
          <table:table-cell table:formula="of:=[.B34]+90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6*[.A35]" office:value-type="float" office:value="204" calcext:value-type="float">
            <text:p>204</text:p>
          </table:table-cell>
          <table:table-cell table:formula="of:=[.$H$1]*SIN(RADIANS([.B35]))" office:value-type="float" office:value="-14.235782507653" calcext:value-type="float">
            <text:p>-14.2357825077</text:p>
          </table:table-cell>
          <table:table-cell table:formula="of:=[.$H$1]*COS(RADIANS([.B35]))" office:value-type="float" office:value="-31.974091017491" calcext:value-type="float">
            <text:p>-31.9740910175</text:p>
          </table:table-cell>
          <table:table-cell table:formula="of:=[.C35]+40" office:value-type="float" office:value="25.764217492347" calcext:value-type="float">
            <text:p>25.76</text:p>
          </table:table-cell>
          <table:table-cell table:formula="of:=[.D35]+40" office:value-type="float" office:value="8.02590898250897" calcext:value-type="float">
            <text:p>8.03</text:p>
          </table:table-cell>
          <table:table-cell table:formula="of:=[.B35]+90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6*[.A36]" office:value-type="float" office:value="210" calcext:value-type="float">
            <text:p>210</text:p>
          </table:table-cell>
          <table:table-cell table:formula="of:=[.$H$1]*SIN(RADIANS([.B36]))" office:value-type="float" office:value="-17.5" calcext:value-type="float">
            <text:p>-17.5</text:p>
          </table:table-cell>
          <table:table-cell table:formula="of:=[.$H$1]*COS(RADIANS([.B36]))" office:value-type="float" office:value="-30.3108891324554" calcext:value-type="float">
            <text:p>-30.3108891325</text:p>
          </table:table-cell>
          <table:table-cell table:formula="of:=[.C36]+40" office:value-type="float" office:value="22.5" calcext:value-type="float">
            <text:p>22.50</text:p>
          </table:table-cell>
          <table:table-cell table:formula="of:=[.D36]+40" office:value-type="float" office:value="9.68911086754465" calcext:value-type="float">
            <text:p>9.69</text:p>
          </table:table-cell>
          <table:table-cell table:formula="of:=[.B36]+90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6*[.A37]" office:value-type="float" office:value="216" calcext:value-type="float">
            <text:p>216</text:p>
          </table:table-cell>
          <table:table-cell table:formula="of:=[.$H$1]*SIN(RADIANS([.B37]))" office:value-type="float" office:value="-20.5724838302366" calcext:value-type="float">
            <text:p>-20.5724838302</text:p>
          </table:table-cell>
          <table:table-cell table:formula="of:=[.$H$1]*COS(RADIANS([.B37]))" office:value-type="float" office:value="-28.3155948031232" calcext:value-type="float">
            <text:p>-28.3155948031</text:p>
          </table:table-cell>
          <table:table-cell table:formula="of:=[.C37]+40" office:value-type="float" office:value="19.4275161697634" calcext:value-type="float">
            <text:p>19.43</text:p>
          </table:table-cell>
          <table:table-cell table:formula="of:=[.D37]+40" office:value-type="float" office:value="11.6844051968768" calcext:value-type="float">
            <text:p>11.68</text:p>
          </table:table-cell>
          <table:table-cell table:formula="of:=[.B37]+90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6*[.A38]" office:value-type="float" office:value="222" calcext:value-type="float">
            <text:p>222</text:p>
          </table:table-cell>
          <table:table-cell table:formula="of:=[.$H$1]*SIN(RADIANS([.B38]))" office:value-type="float" office:value="-23.41957122256" calcext:value-type="float">
            <text:p>-23.4195712226</text:p>
          </table:table-cell>
          <table:table-cell table:formula="of:=[.$H$1]*COS(RADIANS([.B38]))" office:value-type="float" office:value="-26.0100688917088" calcext:value-type="float">
            <text:p>-26.0100688917</text:p>
          </table:table-cell>
          <table:table-cell table:formula="of:=[.C38]+40" office:value-type="float" office:value="16.58042877744" calcext:value-type="float">
            <text:p>16.58</text:p>
          </table:table-cell>
          <table:table-cell table:formula="of:=[.D38]+40" office:value-type="float" office:value="13.9899311082912" calcext:value-type="float">
            <text:p>13.99</text:p>
          </table:table-cell>
          <table:table-cell table:formula="of:=[.B38]+90"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6*[.A39]" office:value-type="float" office:value="228" calcext:value-type="float">
            <text:p>228</text:p>
          </table:table-cell>
          <table:table-cell table:formula="of:=[.$H$1]*SIN(RADIANS([.B39]))" office:value-type="float" office:value="-26.0100688917088" calcext:value-type="float">
            <text:p>-26.0100688917</text:p>
          </table:table-cell>
          <table:table-cell table:formula="of:=[.$H$1]*COS(RADIANS([.B39]))" office:value-type="float" office:value="-23.41957122256" calcext:value-type="float">
            <text:p>-23.4195712226</text:p>
          </table:table-cell>
          <table:table-cell table:formula="of:=[.C39]+40" office:value-type="float" office:value="13.9899311082912" calcext:value-type="float">
            <text:p>13.99</text:p>
          </table:table-cell>
          <table:table-cell table:formula="of:=[.D39]+40" office:value-type="float" office:value="16.58042877744" calcext:value-type="float">
            <text:p>16.58</text:p>
          </table:table-cell>
          <table:table-cell table:formula="of:=[.B39]+90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6*[.A40]" office:value-type="float" office:value="234" calcext:value-type="float">
            <text:p>234</text:p>
          </table:table-cell>
          <table:table-cell table:formula="of:=[.$H$1]*SIN(RADIANS([.B40]))" office:value-type="float" office:value="-28.3155948031232" calcext:value-type="float">
            <text:p>-28.3155948031</text:p>
          </table:table-cell>
          <table:table-cell table:formula="of:=[.$H$1]*COS(RADIANS([.B40]))" office:value-type="float" office:value="-20.5724838302366" calcext:value-type="float">
            <text:p>-20.5724838302</text:p>
          </table:table-cell>
          <table:table-cell table:formula="of:=[.C40]+40" office:value-type="float" office:value="11.6844051968768" calcext:value-type="float">
            <text:p>11.68</text:p>
          </table:table-cell>
          <table:table-cell table:formula="of:=[.D40]+40" office:value-type="float" office:value="19.4275161697634" calcext:value-type="float">
            <text:p>19.43</text:p>
          </table:table-cell>
          <table:table-cell table:formula="of:=[.B40]+90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6*[.A41]" office:value-type="float" office:value="240" calcext:value-type="float">
            <text:p>240</text:p>
          </table:table-cell>
          <table:table-cell table:formula="of:=[.$H$1]*SIN(RADIANS([.B41]))" office:value-type="float" office:value="-30.3108891324553" calcext:value-type="float">
            <text:p>-30.3108891325</text:p>
          </table:table-cell>
          <table:table-cell table:formula="of:=[.$H$1]*COS(RADIANS([.B41]))" office:value-type="float" office:value="-17.5" calcext:value-type="float">
            <text:p>-17.5</text:p>
          </table:table-cell>
          <table:table-cell table:formula="of:=[.C41]+40" office:value-type="float" office:value="9.68911086754466" calcext:value-type="float">
            <text:p>9.69</text:p>
          </table:table-cell>
          <table:table-cell table:formula="of:=[.D41]+40" office:value-type="float" office:value="22.5" calcext:value-type="float">
            <text:p>22.50</text:p>
          </table:table-cell>
          <table:table-cell table:formula="of:=[.B41]+90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6*[.A42]" office:value-type="float" office:value="246" calcext:value-type="float">
            <text:p>246</text:p>
          </table:table-cell>
          <table:table-cell table:formula="of:=[.$H$1]*SIN(RADIANS([.B42]))" office:value-type="float" office:value="-31.974091017491" calcext:value-type="float">
            <text:p>-31.9740910175</text:p>
          </table:table-cell>
          <table:table-cell table:formula="of:=[.$H$1]*COS(RADIANS([.B42]))" office:value-type="float" office:value="-14.235782507653" calcext:value-type="float">
            <text:p>-14.2357825077</text:p>
          </table:table-cell>
          <table:table-cell table:formula="of:=[.C42]+40" office:value-type="float" office:value="8.02590898250897" calcext:value-type="float">
            <text:p>8.03</text:p>
          </table:table-cell>
          <table:table-cell table:formula="of:=[.D42]+40" office:value-type="float" office:value="25.764217492347" calcext:value-type="float">
            <text:p>25.76</text:p>
          </table:table-cell>
          <table:table-cell table:formula="of:=[.B42]+90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6*[.A43]" office:value-type="float" office:value="252" calcext:value-type="float">
            <text:p>252</text:p>
          </table:table-cell>
          <table:table-cell table:formula="of:=[.$H$1]*SIN(RADIANS([.B43]))" office:value-type="float" office:value="-33.2869780703304" calcext:value-type="float">
            <text:p>-33.2869780703</text:p>
          </table:table-cell>
          <table:table-cell table:formula="of:=[.$H$1]*COS(RADIANS([.B43]))" office:value-type="float" office:value="-10.8155948031232" calcext:value-type="float">
            <text:p>-10.8155948031</text:p>
          </table:table-cell>
          <table:table-cell table:formula="of:=[.C43]+40" office:value-type="float" office:value="6.71302192966963" calcext:value-type="float">
            <text:p>6.71</text:p>
          </table:table-cell>
          <table:table-cell table:formula="of:=[.D43]+40" office:value-type="float" office:value="29.1844051968768" calcext:value-type="float">
            <text:p>29.18</text:p>
          </table:table-cell>
          <table:table-cell table:formula="of:=[.B43]+90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6*[.A44]" office:value-type="float" office:value="258" calcext:value-type="float">
            <text:p>258</text:p>
          </table:table-cell>
          <table:table-cell table:formula="of:=[.$H$1]*SIN(RADIANS([.B44]))" office:value-type="float" office:value="-34.2351660256832" calcext:value-type="float">
            <text:p>-34.2351660257</text:p>
          </table:table-cell>
          <table:table-cell table:formula="of:=[.$H$1]*COS(RADIANS([.B44]))" office:value-type="float" office:value="-7.27690917862159" calcext:value-type="float">
            <text:p>-7.2769091786</text:p>
          </table:table-cell>
          <table:table-cell table:formula="of:=[.C44]+40" office:value-type="float" office:value="5.76483397431681" calcext:value-type="float">
            <text:p>5.76</text:p>
          </table:table-cell>
          <table:table-cell table:formula="of:=[.D44]+40" office:value-type="float" office:value="32.7230908213784" calcext:value-type="float">
            <text:p>32.72</text:p>
          </table:table-cell>
          <table:table-cell table:formula="of:=[.B44]+90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6*[.A45]" office:value-type="float" office:value="264" calcext:value-type="float">
            <text:p>264</text:p>
          </table:table-cell>
          <table:table-cell table:formula="of:=[.$H$1]*SIN(RADIANS([.B45]))" office:value-type="float" office:value="-34.8082663378896" calcext:value-type="float">
            <text:p>-34.8082663379</text:p>
          </table:table-cell>
          <table:table-cell table:formula="of:=[.$H$1]*COS(RADIANS([.B45]))" office:value-type="float" office:value="-3.65849621436787" calcext:value-type="float">
            <text:p>-3.6584962144</text:p>
          </table:table-cell>
          <table:table-cell table:formula="of:=[.C45]+40" office:value-type="float" office:value="5.19173366211043" calcext:value-type="float">
            <text:p>5.19</text:p>
          </table:table-cell>
          <table:table-cell table:formula="of:=[.D45]+40" office:value-type="float" office:value="36.3415037856321" calcext:value-type="float">
            <text:p>36.34</text:p>
          </table:table-cell>
          <table:table-cell table:formula="of:=[.B45]+90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6*[.A46]" office:value-type="float" office:value="270" calcext:value-type="float">
            <text:p>270</text:p>
          </table:table-cell>
          <table:table-cell table:formula="of:=[.$H$1]*SIN(RADIANS([.B46]))" office:value-type="float" office:value="-35" calcext:value-type="float">
            <text:p>-35</text:p>
          </table:table-cell>
          <table:table-cell table:formula="of:=[.$H$1]*COS(RADIANS([.B46]))" office:value-type="float" office:value="-6.4293956955236E-015" calcext:value-type="float">
            <text:p>-6.4293956955236E-015</text:p>
          </table:table-cell>
          <table:table-cell table:formula="of:=[.C46]+40" office:value-type="float" office:value="5" calcext:value-type="float">
            <text:p>5.00</text:p>
          </table:table-cell>
          <table:table-cell table:formula="of:=[.D46]+40" office:value-type="float" office:value="40" calcext:value-type="float">
            <text:p>40.00</text:p>
          </table:table-cell>
          <table:table-cell table:formula="of:=[.B46]+90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6*[.A47]" office:value-type="float" office:value="276" calcext:value-type="float">
            <text:p>276</text:p>
          </table:table-cell>
          <table:table-cell table:formula="of:=[.$H$1]*SIN(RADIANS([.B47]))" office:value-type="float" office:value="-34.8082663378896" calcext:value-type="float">
            <text:p>-34.8082663379</text:p>
          </table:table-cell>
          <table:table-cell table:formula="of:=[.$H$1]*COS(RADIANS([.B47]))" office:value-type="float" office:value="3.65849621436785" calcext:value-type="float">
            <text:p>3.6584962144</text:p>
          </table:table-cell>
          <table:table-cell table:formula="of:=[.C47]+40" office:value-type="float" office:value="5.19173366211043" calcext:value-type="float">
            <text:p>5.19</text:p>
          </table:table-cell>
          <table:table-cell table:formula="of:=[.D47]+40" office:value-type="float" office:value="43.6584962143679" calcext:value-type="float">
            <text:p>43.66</text:p>
          </table:table-cell>
          <table:table-cell table:formula="of:=[.B47]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6*[.A48]" office:value-type="float" office:value="282" calcext:value-type="float">
            <text:p>282</text:p>
          </table:table-cell>
          <table:table-cell table:formula="of:=[.$H$1]*SIN(RADIANS([.B48]))" office:value-type="float" office:value="-34.2351660256832" calcext:value-type="float">
            <text:p>-34.2351660257</text:p>
          </table:table-cell>
          <table:table-cell table:formula="of:=[.$H$1]*COS(RADIANS([.B48]))" office:value-type="float" office:value="7.27690917862158" calcext:value-type="float">
            <text:p>7.2769091786</text:p>
          </table:table-cell>
          <table:table-cell table:formula="of:=[.C48]+40" office:value-type="float" office:value="5.76483397431681" calcext:value-type="float">
            <text:p>5.76</text:p>
          </table:table-cell>
          <table:table-cell table:formula="of:=[.D48]+40" office:value-type="float" office:value="47.2769091786216" calcext:value-type="float">
            <text:p>47.28</text:p>
          </table:table-cell>
          <table:table-cell table:formula="of:=[.B48]+90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6*[.A49]" office:value-type="float" office:value="288" calcext:value-type="float">
            <text:p>288</text:p>
          </table:table-cell>
          <table:table-cell table:formula="of:=[.$H$1]*SIN(RADIANS([.B49]))" office:value-type="float" office:value="-33.2869780703304" calcext:value-type="float">
            <text:p>-33.2869780703</text:p>
          </table:table-cell>
          <table:table-cell table:formula="of:=[.$H$1]*COS(RADIANS([.B49]))" office:value-type="float" office:value="10.8155948031232" calcext:value-type="float">
            <text:p>10.8155948031</text:p>
          </table:table-cell>
          <table:table-cell table:formula="of:=[.C49]+40" office:value-type="float" office:value="6.71302192966962" calcext:value-type="float">
            <text:p>6.71</text:p>
          </table:table-cell>
          <table:table-cell table:formula="of:=[.D49]+40" office:value-type="float" office:value="50.8155948031232" calcext:value-type="float">
            <text:p>50.82</text:p>
          </table:table-cell>
          <table:table-cell table:formula="of:=[.B49]+90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6*[.A50]" office:value-type="float" office:value="294" calcext:value-type="float">
            <text:p>294</text:p>
          </table:table-cell>
          <table:table-cell table:formula="of:=[.$H$1]*SIN(RADIANS([.B50]))" office:value-type="float" office:value="-31.974091017491" calcext:value-type="float">
            <text:p>-31.9740910175</text:p>
          </table:table-cell>
          <table:table-cell table:formula="of:=[.$H$1]*COS(RADIANS([.B50]))" office:value-type="float" office:value="14.235782507653" calcext:value-type="float">
            <text:p>14.2357825077</text:p>
          </table:table-cell>
          <table:table-cell table:formula="of:=[.C50]+40" office:value-type="float" office:value="8.02590898250896" calcext:value-type="float">
            <text:p>8.03</text:p>
          </table:table-cell>
          <table:table-cell table:formula="of:=[.D50]+40" office:value-type="float" office:value="54.235782507653" calcext:value-type="float">
            <text:p>54.24</text:p>
          </table:table-cell>
          <table:table-cell table:formula="of:=[.B50]+90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6*[.A51]" office:value-type="float" office:value="300" calcext:value-type="float">
            <text:p>300</text:p>
          </table:table-cell>
          <table:table-cell table:formula="of:=[.$H$1]*SIN(RADIANS([.B51]))" office:value-type="float" office:value="-30.3108891324554" calcext:value-type="float">
            <text:p>-30.3108891325</text:p>
          </table:table-cell>
          <table:table-cell table:formula="of:=[.$H$1]*COS(RADIANS([.B51]))" office:value-type="float" office:value="17.5" calcext:value-type="float">
            <text:p>17.5</text:p>
          </table:table-cell>
          <table:table-cell table:formula="of:=[.C51]+40" office:value-type="float" office:value="9.68911086754465" calcext:value-type="float">
            <text:p>9.69</text:p>
          </table:table-cell>
          <table:table-cell table:formula="of:=[.D51]+40" office:value-type="float" office:value="57.5" calcext:value-type="float">
            <text:p>57.50</text:p>
          </table:table-cell>
          <table:table-cell table:formula="of:=[.B51]+90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6*[.A52]" office:value-type="float" office:value="306" calcext:value-type="float">
            <text:p>306</text:p>
          </table:table-cell>
          <table:table-cell table:formula="of:=[.$H$1]*SIN(RADIANS([.B52]))" office:value-type="float" office:value="-28.3155948031232" calcext:value-type="float">
            <text:p>-28.3155948031</text:p>
          </table:table-cell>
          <table:table-cell table:formula="of:=[.$H$1]*COS(RADIANS([.B52]))" office:value-type="float" office:value="20.5724838302366" calcext:value-type="float">
            <text:p>20.5724838302</text:p>
          </table:table-cell>
          <table:table-cell table:formula="of:=[.C52]+40" office:value-type="float" office:value="11.6844051968768" calcext:value-type="float">
            <text:p>11.68</text:p>
          </table:table-cell>
          <table:table-cell table:formula="of:=[.D52]+40" office:value-type="float" office:value="60.5724838302366" calcext:value-type="float">
            <text:p>60.57</text:p>
          </table:table-cell>
          <table:table-cell table:formula="of:=[.B52]+90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6*[.A53]" office:value-type="float" office:value="312" calcext:value-type="float">
            <text:p>312</text:p>
          </table:table-cell>
          <table:table-cell table:formula="of:=[.$H$1]*SIN(RADIANS([.B53]))" office:value-type="float" office:value="-26.0100688917088" calcext:value-type="float">
            <text:p>-26.0100688917</text:p>
          </table:table-cell>
          <table:table-cell table:formula="of:=[.$H$1]*COS(RADIANS([.B53]))" office:value-type="float" office:value="23.41957122256" calcext:value-type="float">
            <text:p>23.4195712226</text:p>
          </table:table-cell>
          <table:table-cell table:formula="of:=[.C53]+40" office:value-type="float" office:value="13.9899311082912" calcext:value-type="float">
            <text:p>13.99</text:p>
          </table:table-cell>
          <table:table-cell table:formula="of:=[.D53]+40" office:value-type="float" office:value="63.41957122256" calcext:value-type="float">
            <text:p>63.42</text:p>
          </table:table-cell>
          <table:table-cell table:formula="of:=[.B53]+90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6*[.A54]" office:value-type="float" office:value="318" calcext:value-type="float">
            <text:p>318</text:p>
          </table:table-cell>
          <table:table-cell table:formula="of:=[.$H$1]*SIN(RADIANS([.B54]))" office:value-type="float" office:value="-23.41957122256" calcext:value-type="float">
            <text:p>-23.4195712226</text:p>
          </table:table-cell>
          <table:table-cell table:formula="of:=[.$H$1]*COS(RADIANS([.B54]))" office:value-type="float" office:value="26.0100688917088" calcext:value-type="float">
            <text:p>26.0100688917</text:p>
          </table:table-cell>
          <table:table-cell table:formula="of:=[.C54]+40" office:value-type="float" office:value="16.58042877744" calcext:value-type="float">
            <text:p>16.58</text:p>
          </table:table-cell>
          <table:table-cell table:formula="of:=[.D54]+40" office:value-type="float" office:value="66.0100688917088" calcext:value-type="float">
            <text:p>66.01</text:p>
          </table:table-cell>
          <table:table-cell table:formula="of:=[.B54]+90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6*[.A55]" office:value-type="float" office:value="324" calcext:value-type="float">
            <text:p>324</text:p>
          </table:table-cell>
          <table:table-cell table:formula="of:=[.$H$1]*SIN(RADIANS([.B55]))" office:value-type="float" office:value="-20.5724838302366" calcext:value-type="float">
            <text:p>-20.5724838302</text:p>
          </table:table-cell>
          <table:table-cell table:formula="of:=[.$H$1]*COS(RADIANS([.B55]))" office:value-type="float" office:value="28.3155948031232" calcext:value-type="float">
            <text:p>28.3155948031</text:p>
          </table:table-cell>
          <table:table-cell table:formula="of:=[.C55]+40" office:value-type="float" office:value="19.4275161697634" calcext:value-type="float">
            <text:p>19.43</text:p>
          </table:table-cell>
          <table:table-cell table:formula="of:=[.D55]+40" office:value-type="float" office:value="68.3155948031232" calcext:value-type="float">
            <text:p>68.32</text:p>
          </table:table-cell>
          <table:table-cell table:formula="of:=[.B55]+90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6*[.A56]" office:value-type="float" office:value="330" calcext:value-type="float">
            <text:p>330</text:p>
          </table:table-cell>
          <table:table-cell table:formula="of:=[.$H$1]*SIN(RADIANS([.B56]))" office:value-type="float" office:value="-17.5" calcext:value-type="float">
            <text:p>-17.5</text:p>
          </table:table-cell>
          <table:table-cell table:formula="of:=[.$H$1]*COS(RADIANS([.B56]))" office:value-type="float" office:value="30.3108891324553" calcext:value-type="float">
            <text:p>30.3108891325</text:p>
          </table:table-cell>
          <table:table-cell table:formula="of:=[.C56]+40" office:value-type="float" office:value="22.5" calcext:value-type="float">
            <text:p>22.50</text:p>
          </table:table-cell>
          <table:table-cell table:formula="of:=[.D56]+40" office:value-type="float" office:value="70.3108891324554" calcext:value-type="float">
            <text:p>70.31</text:p>
          </table:table-cell>
          <table:table-cell table:formula="of:=[.B56]+90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6*[.A57]" office:value-type="float" office:value="336" calcext:value-type="float">
            <text:p>336</text:p>
          </table:table-cell>
          <table:table-cell table:formula="of:=[.$H$1]*SIN(RADIANS([.B57]))" office:value-type="float" office:value="-14.235782507653" calcext:value-type="float">
            <text:p>-14.2357825077</text:p>
          </table:table-cell>
          <table:table-cell table:formula="of:=[.$H$1]*COS(RADIANS([.B57]))" office:value-type="float" office:value="31.974091017491" calcext:value-type="float">
            <text:p>31.9740910175</text:p>
          </table:table-cell>
          <table:table-cell table:formula="of:=[.C57]+40" office:value-type="float" office:value="25.764217492347" calcext:value-type="float">
            <text:p>25.76</text:p>
          </table:table-cell>
          <table:table-cell table:formula="of:=[.D57]+40" office:value-type="float" office:value="71.974091017491" calcext:value-type="float">
            <text:p>71.97</text:p>
          </table:table-cell>
          <table:table-cell table:formula="of:=[.B57]+90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6*[.A58]" office:value-type="float" office:value="342" calcext:value-type="float">
            <text:p>342</text:p>
          </table:table-cell>
          <table:table-cell table:formula="of:=[.$H$1]*SIN(RADIANS([.B58]))" office:value-type="float" office:value="-10.8155948031232" calcext:value-type="float">
            <text:p>-10.8155948031</text:p>
          </table:table-cell>
          <table:table-cell table:formula="of:=[.$H$1]*COS(RADIANS([.B58]))" office:value-type="float" office:value="33.2869780703304" calcext:value-type="float">
            <text:p>33.2869780703</text:p>
          </table:table-cell>
          <table:table-cell table:formula="of:=[.C58]+40" office:value-type="float" office:value="29.1844051968768" calcext:value-type="float">
            <text:p>29.18</text:p>
          </table:table-cell>
          <table:table-cell table:formula="of:=[.D58]+40" office:value-type="float" office:value="73.2869780703304" calcext:value-type="float">
            <text:p>73.29</text:p>
          </table:table-cell>
          <table:table-cell table:formula="of:=[.B58]+90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6*[.A59]" office:value-type="float" office:value="348" calcext:value-type="float">
            <text:p>348</text:p>
          </table:table-cell>
          <table:table-cell table:formula="of:=[.$H$1]*SIN(RADIANS([.B59]))" office:value-type="float" office:value="-7.2769091786216" calcext:value-type="float">
            <text:p>-7.2769091786</text:p>
          </table:table-cell>
          <table:table-cell table:formula="of:=[.$H$1]*COS(RADIANS([.B59]))" office:value-type="float" office:value="34.2351660256832" calcext:value-type="float">
            <text:p>34.2351660257</text:p>
          </table:table-cell>
          <table:table-cell table:formula="of:=[.C59]+40" office:value-type="float" office:value="32.7230908213784" calcext:value-type="float">
            <text:p>32.72</text:p>
          </table:table-cell>
          <table:table-cell table:formula="of:=[.D59]+40" office:value-type="float" office:value="74.2351660256832" calcext:value-type="float">
            <text:p>74.24</text:p>
          </table:table-cell>
          <table:table-cell table:formula="of:=[.B59]+90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6*[.A60]" office:value-type="float" office:value="354" calcext:value-type="float">
            <text:p>354</text:p>
          </table:table-cell>
          <table:table-cell table:formula="of:=[.$H$1]*SIN(RADIANS([.B60]))" office:value-type="float" office:value="-3.65849621436787" calcext:value-type="float">
            <text:p>-3.6584962144</text:p>
          </table:table-cell>
          <table:table-cell table:formula="of:=[.$H$1]*COS(RADIANS([.B60]))" office:value-type="float" office:value="34.8082663378896" calcext:value-type="float">
            <text:p>34.8082663379</text:p>
          </table:table-cell>
          <table:table-cell table:formula="of:=[.C60]+40" office:value-type="float" office:value="36.3415037856321" calcext:value-type="float">
            <text:p>36.34</text:p>
          </table:table-cell>
          <table:table-cell table:formula="of:=[.D60]+40" office:value-type="float" office:value="74.8082663378896" calcext:value-type="float">
            <text:p>74.81</text:p>
          </table:table-cell>
          <table:table-cell table:formula="of:=[.B60]+90"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6*[.A61]" office:value-type="float" office:value="0" calcext:value-type="float">
            <text:p>0</text:p>
          </table:table-cell>
          <table:table-cell table:formula="of:=[.$H$1]*SIN(RADIANS([.B61]))" office:value-type="float" office:value="0" calcext:value-type="float">
            <text:p>0</text:p>
          </table:table-cell>
          <table:table-cell table:formula="of:=[.$H$1]*COS(RADIANS([.B61]))" office:value-type="float" office:value="35" calcext:value-type="float">
            <text:p>35</text:p>
          </table:table-cell>
          <table:table-cell table:formula="of:=[.C61]+40" office:value-type="float" office:value="40" calcext:value-type="float">
            <text:p>40.00</text:p>
          </table:table-cell>
          <table:table-cell table:formula="of:=[.D61]+40" office:value-type="float" office:value="75" calcext:value-type="float">
            <text:p>75.00</text:p>
          </table:table-cell>
          <table:table-cell table:formula="of:=[.B61]+90" office:value-type="float" office:value="90" calcext:value-type="float">
            <text:p>90</text:p>
          </table:table-cell>
          <table:table-cell/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0:27:13.034918888</meta:creation-date>
    <dc:date>2014-12-14T12:57:25.882492171</dc:date>
    <meta:editing-duration>PT59M41S</meta:editing-duration>
    <meta:editing-cycles>1</meta:editing-cycles>
    <meta:document-statistic meta:table-count="1" meta:cell-count="428" meta:object-count="0"/>
    <meta:generator>LibreOffice/4.2.7.2$Linux_X86_64 LibreOffice_project/420m0$Build-2</meta:generator>
  </office:meta>
</office:document-meta>
</file>